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 fo:text-align="center" style:justify-single-word="false"/>
      <style:text-properties fo:font-weight="bold" officeooo:rsid="00003f3d" officeooo:paragraph-rsid="00003f3d" style:font-weight-asian="bold" style:font-weight-complex="bold"/>
    </style:style>
    <style:style style:name="P2" style:family="paragraph" style:parent-style-name="Standard">
      <style:paragraph-properties fo:margin-top="0cm" fo:margin-bottom="0.499cm" style:contextual-spacing="false"/>
      <style:text-properties officeooo:paragraph-rsid="00003f3d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text-properties officeooo:paragraph-rsid="00003f3d"/>
    </style:style>
    <style:style style:name="P5" style:family="paragraph" style:parent-style-name="Text_20_body" style:list-style-name="L3"/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5"/>
    <style:style style:name="P8" style:family="paragraph" style:parent-style-name="Text_20_body" style:list-style-name="L5">
      <style:text-properties officeooo:paragraph-rsid="00003f3d"/>
    </style:style>
    <style:style style:name="P9" style:family="paragraph" style:parent-style-name="Text_20_body" style:list-style-name="L6">
      <style:text-properties officeooo:paragraph-rsid="00003f3d"/>
    </style:style>
    <style:style style:name="P10" style:family="paragraph" style:parent-style-name="Text_20_body" style:list-style-name="L7"/>
    <style:style style:name="P11" style:family="paragraph" style:parent-style-name="Text_20_body" style:list-style-name="L8">
      <style:paragraph-properties fo:margin-top="0cm" fo:margin-bottom="0cm" style:contextual-spacing="false"/>
    </style:style>
    <style:style style:name="P12" style:family="paragraph" style:parent-style-name="Text_20_body" style:list-style-name="L9"/>
    <style:style style:name="P13" style:family="paragraph" style:parent-style-name="Text_20_body" style:list-style-name="L10">
      <style:paragraph-properties fo:margin-top="0cm" fo:margin-bottom="0cm" style:contextual-spacing="false"/>
    </style:style>
    <style:style style:name="P14" style:family="paragraph" style:parent-style-name="Text_20_body" style:list-style-name="L11"/>
    <style:style style:name="P15" style:family="paragraph" style:parent-style-name="Text_20_body" style:list-style-name="L12">
      <style:paragraph-properties fo:margin-top="0cm" fo:margin-bottom="0cm" style:contextual-spacing="false"/>
    </style:style>
    <style:style style:name="P16" style:family="paragraph" style:parent-style-name="Text_20_body" style:list-style-name="L13"/>
    <style:style style:name="P17" style:family="paragraph" style:parent-style-name="Text_20_body" style:list-style-name="L14">
      <style:paragraph-properties fo:margin-top="0cm" fo:margin-bottom="0cm" style:contextual-spacing="false"/>
    </style:style>
    <style:style style:name="P18" style:family="paragraph" style:parent-style-name="Text_20_body" style:list-style-name="L15"/>
    <style:style style:name="P19" style:family="paragraph" style:parent-style-name="Text_20_body" style:list-style-name="L16">
      <style:paragraph-properties fo:margin-top="0cm" fo:margin-bottom="0cm" style:contextual-spacing="false"/>
    </style:style>
    <style:style style:name="P20" style:family="paragraph" style:parent-style-name="Text_20_body" style:list-style-name="L17"/>
    <style:style style:name="T1" style:family="text">
      <style:text-properties officeooo:rsid="00003f3d"/>
    </style:style>
    <style:style style:name="T2" style:family="text">
      <style:text-properties officeooo:rsid="0001876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per 1</text:p>
      <text:p text:style-name="P2"><text:span text:style-name="T1">1-</text:span>Mr. Mumford -----------<text:span text:style-name="T2">A</text:span>---------- agreed with Ms Collin's suggestion to allow teleworking<text:bookmark text:name="Q_0_0"/></text:p>
      <text:list text:style-name="L1">
        <text:list-header>
          <text:p text:style-name="P3"><text:bookmark text:name="Q_0_01"/><text:span text:style-name="T1">a-</text:span>  strongl<text:span text:style-name="T1">y <text:s text:c="6"/>b-</text:span>  strength<text:bookmark text:name="Q_0_2"/> <text:s text:c="3"/><text:span text:style-name="T1">c- </text:span>strengthen<text:bookmark text:name="Q_0_3"/><text:bookmark text:name="Q_0"/> <text:s text:c="7"/><text:span text:style-name="T1">d- </text:span>stronger</text:p>
          <text:p text:style-name="P3"/>
        </text:list-header>
      </text:list>
      <text:list text:style-name="L2">
        <text:list-header>
          <text:p text:style-name="P4"><text:bookmark text:name="Q_1"/><text:span text:style-name="T1">2- </text:span>Our factory has been -------<text:span text:style-name="T2">C</text:span>----- successful despite the recent increase in the price of raw materials. </text:p>
          <text:p text:style-name="P4"><text:span text:style-name="T1">a- </text:span> only<text:bookmark text:name="Q_1_1"/> <text:s text:c="4"/><text:span text:style-name="T1">b-</text:span>  very<text:bookmark text:name="Q_1_2"/> <text:s text:c="8"/><text:span text:style-name="T1">c- </text:span>well <text:s text:c="6"/><text:span text:style-name="T1">d- </text:span> soon</text:p>
        </text:list-header>
      </text:list>
      <text:list text:style-name="L3">
        <text:list-header>
          <text:p text:style-name="P5"><text:bookmark text:name="Q_2"/><text:span text:style-name="T1">3- </text:span>The building's heating system are generally located ----------<text:span text:style-name="T2">C</text:span>------- the floors.</text:p>
        </text:list-header>
      </text:list>
      <text:list text:style-name="L4">
        <text:list-header>
          <text:p text:style-name="P6"><text:span text:style-name="T1">a- </text:span> between <text:s text:c="6"/><text:span text:style-name="T1">b-</text:span> on<text:bookmark text:name="Q_2_2"/> <text:s text:c="6"/><text:span text:style-name="T1">c-</text:span>under <text:s text:c="4"/><text:span text:style-name="T1">d-</text:span> through</text:p>
        </text:list-header>
      </text:list>
      <text:list text:style-name="L5">
        <text:list-item>
          <text:p text:style-name="P7"/>
        </text:list-item>
        <text:list-item>
          <text:p text:style-name="P8"><text:bookmark text:name="Q_3"/><text:span text:style-name="T1">4- </text:span>We can either stay at San Marina resort --------<text:span text:style-name="T2">B</text:span>---- Salambo hotel where we spent 3 days last year. </text:p>
          <text:p text:style-name="P8"><text:span text:style-name="T1">a- </text:span> and <text:s text:c="6"/><text:span text:style-name="T1">b- </text:span> or<text:bookmark text:name="Q_3_2"/> <text:s text:c="5"/><text:span text:style-name="T1">c- </text:span>neither<text:bookmark text:name="Q_31"/><text:bookmark text:name="Q_3_3"/> <text:s text:c="6"/><text:span text:style-name="T1">d- </text:span>but</text:p>
        </text:list-item>
      </text:list>
      <text:list text:style-name="L6">
        <text:list-header>
          <text:p text:style-name="P9"><text:bookmark text:name="Q_4"/><text:span text:style-name="T1">5- </text:span>As Ms Zabelli, our CEO has had a last minute trip, our meeting --------<text:span text:style-name="T2">C</text:span>------- to next week<text:bookmark text:name="Q_4_01"/>.</text:p>
          <text:p text:style-name="P9"><text:span text:style-name="T1">a- </text:span>  rescheduling <text:s text:c="4"/><text:span text:style-name="T1">b-</text:span> has rescheduled<text:bookmark text:name="Q_4_2"/> <text:s text:c="5"/><text:span text:style-name="T1">c- </text:span>has been rescheduled<text:bookmark text:name="Q_41"/><text:bookmark text:name="Q_4_3"/> <text:s text:c="4"/><text:span text:style-name="T1">d- </text:span>will be rescheduling</text:p>
        </text:list-header>
      </text:list>
      <text:list text:style-name="L7">
        <text:list-header>
          <text:p text:style-name="P10"><text:bookmark text:name="Q_5"/><text:span text:style-name="T1">6- </text:span>All the marks of the --------<text:span text:style-name="T2">D</text:span>---------- term must be submitted by 30th January.</text:p>
        </text:list-header>
      </text:list>
      <text:list text:style-name="L8">
        <text:list-header>
          <text:p text:style-name="P11"><text:bookmark text:name="Q_5_01"/><text:span text:style-name="T1">a- </text:span>last<text:bookmark text:name="Q_5_1"/> <text:s text:c="4"/><text:span text:style-name="T1">b- </text:span>  next<text:bookmark text:name="Q_5_2"/> <text:s text:c="5"/><text:span text:style-name="T1">c- </text:span>actual <text:s text:c="5"/><text:span text:style-name="T1">d-</text:span> current</text:p>
          <text:p text:style-name="P11"/>
        </text:list-header>
      </text:list>
      <text:list text:style-name="L9">
        <text:list-header>
          <text:p text:style-name="P12"><text:bookmark text:name="Q_6"/><text:span text:style-name="T1">7- </text:span>We should find new marketing strategies like setting up ------<text:span text:style-name="T2">B</text:span>------- discounts.</text:p>
        </text:list-header>
      </text:list>
      <text:list text:style-name="L10">
        <text:list-header>
          <text:p text:style-name="P13"><text:bookmark text:name="Q_6_01"/><text:span text:style-name="T1">a- </text:span>  impressed<text:bookmark text:name="Q_6_1"/> <text:s text:c="3"/><text:span text:style-name="T1">b-</text:span>  prompt<text:bookmark text:name="Q_6_2"/> <text:s text:c="3"/><text:span text:style-name="T1">c-</text:span>  actual<text:bookmark text:name="Q_6_3"/><text:bookmark text:name="Q_61"/> <text:s text:c="4"/><text:span text:style-name="T1">d-</text:span>  watchful</text:p>
          <text:p text:style-name="P13"/>
        </text:list-header>
      </text:list>
      <text:list text:style-name="L11">
        <text:list-header>
          <text:p text:style-name="P14"><text:bookmark text:name="Q_7"/><text:span text:style-name="T1">8- </text:span>Parents should help their children to become autonomous and to correct mistakes by ----------<text:span text:style-name="T2">C</text:span>-------------.</text:p>
        </text:list-header>
      </text:list>
      <text:list text:style-name="L12">
        <text:list-header>
          <text:p text:style-name="P15"><text:bookmark text:name="Q_7_01"/><text:span text:style-name="T1">a- </text:span>theirselves <text:s text:c="3"/><text:span text:style-name="T1">b- </text:span> them<text:bookmark text:name="Q_7_2"/> <text:s text:c="4"/><text:span text:style-name="T1">c- </text:span>themselves <text:s text:c="5"/><text:span text:style-name="T1">d- </text:span> therselves</text:p>
          <text:p text:style-name="P15"/>
        </text:list-header>
      </text:list>
      <text:list text:style-name="L13">
        <text:list-header>
          <text:p text:style-name="P16"><text:bookmark text:name="Q_8"/><text:span text:style-name="T1">9- </text:span>Jane has decided to prepare her presentation early ---------<text:span text:style-name="T2">B</text:span>--------- she would not botch it at the last minute.</text:p>
        </text:list-header>
      </text:list>
      <text:list text:style-name="L14">
        <text:list-header>
          <text:p text:style-name="P17"><text:span text:style-name="T1">a- </text:span> in order <text:s text:c="4"/><text:span text:style-name="T1">b- </text:span> so that <text:s text:c="4"/><text:span text:style-name="T1">c-</text:span> in case <text:s text:c="4"/><text:span text:style-name="T1">d-</text:span> even yet</text:p>
          <text:p text:style-name="P17"/>
        </text:list-header>
      </text:list>
      <text:list text:style-name="L15">
        <text:list-header>
          <text:p text:style-name="P18"><text:bookmark text:name="Q_9"/><text:span text:style-name="T1">10- </text:span>All employees are --------<text:span text:style-name="T2">B</text:span>------- next Friday meeting.</text:p>
        </text:list-header>
      </text:list>
      <text:list text:style-name="L16">
        <text:list-header>
          <text:p text:style-name="P19"><text:bookmark text:name="Q_9_01"/><text:span text:style-name="T1">a- </text:span>  requirement <text:s text:c="5"/><text:span text:style-name="T1">b- </text:span> required<text:bookmark text:name="Q_9_2"/> <text:s text:c="4"/><text:span text:style-name="T1">c-</text:span>  request <text:s text:c="5"/><text:span text:style-name="T1">d-</text:span> requiring</text:p>
        </text:list-header>
      </text:list>
      <text:section text:style-name="Sect1" text:name="BottomNavBar">
        <text:list text:style-name="L17">
          <text:list-header>
            <text:p text:style-name="P20"/>
          </text:list-header>
        </text:list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10-23T13:22:12.917000000</meta:creation-date>
    <meta:print-date>2017-10-23T13:29:16.732000000</meta:print-date>
    <dc:date>2025-11-20T12:19:08.903485724</dc:date>
    <meta:editing-duration>PT41M30S</meta:editing-duration>
    <meta:editing-cycles>3</meta:editing-cycles>
    <meta:generator>LibreOffice/25.2.3.2$Linux_X86_64 LibreOffice_project/520$Build-2</meta:generator>
    <meta:document-statistic meta:table-count="0" meta:image-count="0" meta:object-count="0" meta:page-count="1" meta:paragraph-count="28" meta:word-count="271" meta:character-count="1590" meta:non-whitespace-character-count="1208"/>
  </office:meta>
</office:document-meta>
</file>